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4e51" officeooo:paragraph-rsid="000c4e51"/>
    </style:style>
    <style:style style:name="P2" style:family="paragraph" style:parent-style-name="Standard">
      <style:text-properties officeooo:rsid="0011fc87" officeooo:paragraph-rsid="0011fc87"/>
    </style:style>
    <style:style style:name="P3" style:family="paragraph" style:parent-style-name="Standard">
      <style:text-properties fo:font-weight="bold" officeooo:rsid="0014d142" officeooo:paragraph-rsid="0014d142" style:font-weight-asian="bold" style:font-weight-complex="bold"/>
    </style:style>
    <style:style style:name="P4" style:family="paragraph" style:parent-style-name="Standard">
      <style:text-properties fo:font-weight="bold" officeooo:rsid="0016a4f3" officeooo:paragraph-rsid="0016a4f3" style:font-weight-asian="bold" style:font-weight-complex="bold"/>
    </style:style>
    <style:style style:name="P5" style:family="paragraph" style:parent-style-name="Standard">
      <style:text-properties fo:font-weight="bold" officeooo:rsid="001b96be" officeooo:paragraph-rsid="001b96be" style:font-weight-asian="bold" style:font-weight-complex="bold"/>
    </style:style>
    <style:style style:name="P6" style:family="paragraph" style:parent-style-name="Standard">
      <style:text-properties fo:font-weight="bold" officeooo:rsid="00227879" officeooo:paragraph-rsid="00227879" style:font-weight-asian="bold" style:font-weight-complex="bold"/>
    </style:style>
    <style:style style:name="P7" style:family="paragraph" style:parent-style-name="Standard">
      <style:text-properties fo:font-weight="bold" officeooo:rsid="00244384" officeooo:paragraph-rsid="00244384" style:font-weight-asian="bold" style:font-weight-complex="bold"/>
    </style:style>
    <style:style style:name="P8" style:family="paragraph" style:parent-style-name="Standard">
      <style:text-properties fo:font-weight="bold" officeooo:rsid="0027be1f" officeooo:paragraph-rsid="0027be1f" style:font-weight-asian="bold" style:font-weight-complex="bold"/>
    </style:style>
    <style:style style:name="P9" style:family="paragraph" style:parent-style-name="Standard">
      <style:text-properties fo:font-weight="bold" officeooo:rsid="00295b0c" officeooo:paragraph-rsid="00295b0c" style:font-weight-asian="bold" style:font-weight-complex="bold"/>
    </style:style>
    <style:style style:name="P10" style:family="paragraph" style:parent-style-name="Standard">
      <style:text-properties fo:font-weight="bold" officeooo:rsid="002bc5e8" officeooo:paragraph-rsid="002bc5e8" style:font-weight-asian="bold" style:font-weight-complex="bold"/>
    </style:style>
    <style:style style:name="P11" style:family="paragraph" style:parent-style-name="Standard">
      <style:text-properties fo:font-weight="bold" officeooo:rsid="002cfe99" officeooo:paragraph-rsid="002cfe99" style:font-weight-asian="bold" style:font-weight-complex="bold"/>
    </style:style>
    <style:style style:name="P12" style:family="paragraph" style:parent-style-name="Standard">
      <style:text-properties fo:font-weight="normal" officeooo:rsid="0016a4f3" officeooo:paragraph-rsid="0016a4f3" style:font-weight-asian="normal" style:font-weight-complex="normal"/>
    </style:style>
    <style:style style:name="P13" style:family="paragraph" style:parent-style-name="Standard">
      <style:text-properties fo:font-weight="normal" officeooo:rsid="001dec2e" officeooo:paragraph-rsid="001dec2e" style:font-weight-asian="normal" style:font-weight-complex="normal"/>
    </style:style>
    <style:style style:name="P14" style:family="paragraph" style:parent-style-name="Standard">
      <style:text-properties fo:font-weight="normal" officeooo:rsid="001f6181" officeooo:paragraph-rsid="001f6181" style:font-weight-asian="normal" style:font-weight-complex="normal"/>
    </style:style>
    <style:style style:name="P15" style:family="paragraph" style:parent-style-name="Standard">
      <style:text-properties officeooo:paragraph-rsid="0014d142"/>
    </style:style>
    <style:style style:name="P16" style:family="paragraph" style:parent-style-name="Standard">
      <style:text-properties officeooo:paragraph-rsid="001dec2e"/>
    </style:style>
    <style:style style:name="T1" style:family="text">
      <style:text-properties officeooo:rsid="000e09d8"/>
    </style:style>
    <style:style style:name="T2" style:family="text">
      <style:text-properties officeooo:rsid="0012dccc"/>
    </style:style>
    <style:style style:name="T3" style:family="text">
      <style:text-properties officeooo:rsid="0014d142"/>
    </style:style>
    <style:style style:name="T4" style:family="text">
      <style:text-properties fo:font-weight="normal" style:font-weight-asian="normal" style:font-weight-complex="normal"/>
    </style:style>
    <style:style style:name="T5" style:family="text">
      <style:text-properties fo:font-weight="normal" officeooo:rsid="0014d142" style:font-weight-asian="normal" style:font-weight-complex="normal"/>
    </style:style>
    <style:style style:name="T6" style:family="text">
      <style:text-properties fo:font-weight="normal" officeooo:rsid="001bfebe" style:font-weight-asian="normal" style:font-weight-complex="normal"/>
    </style:style>
    <style:style style:name="T7" style:family="text">
      <style:text-properties fo:font-weight="normal" officeooo:rsid="001ce769" style:font-weight-asian="normal" style:font-weight-complex="normal"/>
    </style:style>
    <style:style style:name="T8" style:family="text">
      <style:text-properties fo:font-weight="normal" officeooo:rsid="001dec2e" style:font-weight-asian="normal" style:font-weight-complex="normal"/>
    </style:style>
    <style:style style:name="T9" style:family="text">
      <style:text-properties fo:font-weight="normal" officeooo:rsid="0024ea2c" style:font-weight-asian="normal" style:font-weight-complex="normal"/>
    </style:style>
    <style:style style:name="T10" style:family="text">
      <style:text-properties fo:font-weight="normal" officeooo:rsid="002523a6" style:font-weight-asian="normal" style:font-weight-complex="normal"/>
    </style:style>
    <style:style style:name="T11" style:family="text">
      <style:text-properties fo:font-weight="normal" officeooo:rsid="00269cdb" style:font-weight-asian="normal" style:font-weight-complex="normal"/>
    </style:style>
    <style:style style:name="T12" style:family="text">
      <style:text-properties fo:font-weight="normal" officeooo:rsid="0027a089" style:font-weight-asian="normal" style:font-weight-complex="normal"/>
    </style:style>
    <style:style style:name="T13" style:family="text">
      <style:text-properties fo:font-weight="normal" officeooo:rsid="002caef8" style:font-weight-asian="normal" style:font-weight-complex="normal"/>
    </style:style>
    <style:style style:name="T14" style:family="text">
      <style:text-properties officeooo:rsid="00172d77"/>
    </style:style>
    <style:style style:name="T15" style:family="text">
      <style:text-properties officeooo:rsid="00200c7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f you’ve been in the security industry for any length of time you’ve likely heard of SANS. The Systems and Network Security <text:span text:style-name="T1">Institute has been around 1989 and is likely the largest provider of professional level information security training in the world. They provide a wide range of training in a variety of fields within cybersecurity. </text:span></text:p>
      <text:p text:style-name="P1"/>
      <text:p text:style-name="P2">I was fortunate to get the opportunity to attend a SANS conference and take SANS SEC560: Network Penetration Testing and Ethical Hacking. <text:span text:style-name="T2">The following will be my review of the course, as well as my way of providing some context to people who want to take the class in the future. </text:span></text:p>
      <text:p text:style-name="P2"/>
      <text:p text:style-name="P3">What is SEC 560?</text:p>
      <text:p text:style-name="P15"><text:span text:style-name="T5">To answer this, I will provide SANS explanation on their website for the course. “</text:span>As a cybersecurity professional, you have a unique responsibility to find and understand your organization's vulnerabilities and to work diligently to mitigate them before the bad guys pounce. Are you ready? SEC560, the flagship SANS course for penetration testing, fully arms you to address this duty head-on.” <text:span text:style-name="T3">(link </text:span><text:a xlink:type="simple" xlink:href="https://www.sans.org/course/network-penetration-testing-ethical-hacking" text:style-name="Internet_20_link" text:visited-style-name="Visited_20_Internet_20_Link"><text:span text:style-name="T3">https://www.sans.org/course/network-penetration-testing-ethical-hacking</text:span></text:a><text:span text:style-name="T3">). SEC560 is designed to be a comprehensive course on each step of a penetration test, from scoping to the delivery of the report. </text:span></text:p>
      <text:p text:style-name="P15"/>
      <text:p text:style-name="P4">Why take it?</text:p>
      <text:p text:style-name="P12">Completing SEC560 will give you a great starting point for developing and launching penetration tests in your work environment. In addition, after completing the course you can take the GPEN certification exam. The GPEN certification is a GIAC certification and is useful for young penetration testers or those who want to get their foot in the door. <text:span text:style-name="T14">Additionally, the class and certification are definitely helpful to people in other fields of cybersecurity who simply want to increase their skills and get a better understanding of how attackers operate. I am currently studying to take the certification exam.</text:span></text:p>
      <text:p text:style-name="P12"/>
      <text:p text:style-name="P5">What is the class structure?</text:p>
      <text:p text:style-name="P5"><text:span text:style-name="T4">The course is 6 days, with most days being 9am to 5pm except for the first which is 9am to 7pm. </text:span><text:span text:style-name="T6">Each day of the course is separated into it’s own topics. </text:span><text:span text:style-name="T7">The course syllabus is as follows (again, this information comes from the course website).</text:span></text:p>
      <text:p text:style-name="P12"/>
      <text:p text:style-name="P16"><text:span text:style-name="T8">Day 1: </text:span>Comprehensive Pen Test Planning, Scoping, and Recon</text:p>
      <text:p text:style-name="P16"><text:span text:style-name="T8">Day 2: </text:span>In-Depth Scanning</text:p>
      <text:p text:style-name="P16"><text:span text:style-name="T8">Day 3: </text:span>Exploitation</text:p>
      <text:p text:style-name="P16"><text:span text:style-name="T8">Day 4: </text:span>Post-Exploitation and Merciless Pivoting</text:p>
      <text:p text:style-name="P16"><text:span text:style-name="T8">Day 5: </text:span>In-Depth Password Attacks and Web App Pen Testing</text:p>
      <text:p text:style-name="P16"><text:span text:style-name="T8">Day 6: </text:span>Penetration Test &amp; Capture the Flag Workshop</text:p>
      <text:p text:style-name="P13"/>
      <text:p text:style-name="P14">On your first day of class (or the night before, check with your event information for when you can check in) you will receive your lanyard along with a stack of books. Each book will cover one day’s worth of material. <text:span text:style-name="T15">Don’t lose these as they will be necessary for studying for the exam and also (if you’re traveling) remember you have these. They took up quite a bit of space in my suitcase.</text:span></text:p>
      <text:p text:style-name="P14"/>
      <text:p text:style-name="P6">Picture of books</text:p>
      <text:p text:style-name="P6"><text:span text:style-name="T4"/></text:p>
      <text:p text:style-name="P7">How difficult is it?</text:p>
      <text:p text:style-name="P7"><text:span text:style-name="T9">I think the best way to judge the difficulty of the course is to compare it to the skill level of the people taking it</text:span><text:span text:style-name="T4">. In my particular class we had around 50</text:span><text:span text:style-name="T10">-60</text:span><text:span text:style-name="T4">ish people. And of those that I talked to there was a good mix of Penetration Testers, Systems Administrators, </text:span><text:span text:style-name="T9">Managers, Network Engineers, etc. So the class wasn’t entirely hacker types. </text:span><text:span text:style-name="T10">That being said, of the 12 groups we had </text:span><text:span text:style-name="T11">for the final day CTF, only </text:span><text:soft-page-break/><text:span text:style-name="T11">6 completed it. </text:span><text:span text:style-name="T12">That is not to degrade any group, getting any of the flags is a success, but it does represent the percentage of the class that had a solid grasp on all of the class material.</text:span></text:p>
      <text:p text:style-name="P7"><text:span text:style-name="T12"/></text:p>
      <text:p text:style-name="P8"><text:span text:style-name="T12">F</text:span><text:span text:style-name="T4">rom my perspective, the course material was very simple. That opinion is obviously fueled by what I do for work and what I do in my free time but overall it was not a challenging class. When it came to exploitation the course focused on using Metasploit, Meterpreter, and Psexec against Windows. For scanning we learned about Nmap and Nessus. </text:span></text:p>
      <text:p text:style-name="P8"><text:span text:style-name="T4"/></text:p>
      <text:p text:style-name="P8"><text:span text:style-name="T4">Does that mean the class is bad? Absolutely not! Whether or not you should take it depends on your current skill level. Even though I found it very easy, I’m still glad I took the course because I feel I learned a ton about scoping, rules of engagement, working with business partners, and I even learned about some tools I hadn’t spent time with before such as PowerShell Empire. </text:span></text:p>
      <text:p text:style-name="P8"><text:span text:style-name="T4"/></text:p>
      <text:p text:style-name="P9"><text:span text:style-name="T4">In addition, if you’re itching for some more technical and challenging courses, SANS offers them. SEC560 is a middle road of sorts. They offer other courses, including the following.</text:span></text:p>
      <text:p text:style-name="P9"><text:span text:style-name="T4"/></text:p>
      <text:p text:style-name="P9"><text:span text:style-name="T4">SEC542: Web App Penetration Testing and Ethical Hacking</text:span></text:p>
      <text:p text:style-name="P9"><text:span text:style-name="T4">SEC642: Advanced Web App Penetration Testing, Ethical Hacking, and Exploitation Techniques</text:span></text:p>
      <text:p text:style-name="P9"><text:span text:style-name="T4">SEC660: Advanced Penetration Testing, Exploit Writing, and Ethical Hacking</text:span></text:p>
      <text:p text:style-name="P9"><text:span text:style-name="T4">SEC760: Advanced Exploit Development for Penetration Testers</text:span></text:p>
      <text:p text:style-name="P12"/>
      <text:p text:style-name="P10">How should I prepare?</text:p>
      <text:p text:style-name="P10"><text:span text:style-name="T4">If you want to get a good head start on the material and get the most out of the class, you should come </text:span><text:span text:style-name="T13">with a good understanding of the command line in both Linux and Windows. While it’s not essential, it’s helpful to know common commands so you don’t get tripped up and have to look everything up.</text:span></text:p>
      <text:p text:style-name="P10"><text:span text:style-name="T13"/></text:p>
      <text:p text:style-name="P11"><text:span text:style-name="T4">Additionally, you should have a good understanding of networking, IP addressing, and the basics of the OSI model. Particularly when it comes to doing the in class labs, knowing some networking will save you a ton of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4T20:16:32.087675440</meta:creation-date>
    <dc:date>2017-10-04T21:15:30.482315390</dc:date>
    <meta:editing-duration>PT58M42S</meta:editing-duration>
    <meta:editing-cycles>34</meta:editing-cycles>
    <meta:generator>LibreOffice/5.3.1.2$Linux_X86_64 LibreOffice_project/30m0$Build-2</meta:generator>
    <meta:document-statistic meta:table-count="0" meta:image-count="0" meta:object-count="0" meta:page-count="2" meta:paragraph-count="28" meta:word-count="878" meta:character-count="5156" meta:non-whitespace-character-count="4301"/>
  </office:meta>
</office:document-meta>
</file>